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- Navegador Mozilla Firefox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<text:s/></text:span><text:span text:style-name="T10">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- Navegador Mozilla Firefox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>02/07/2015</text:p>
          </table:table-cell>
          <table:table-cell table:style-name="TableCell46">
            <text:p text:style-name="P47">2.0</text:p>
          </table:table-cell>
          <table:table-cell table:style-name="TableCell48">
            <text:p text:style-name="P49">Atualização do DAF - Navegador Mozilla Firefox</text:p>
          </table:table-cell>
          <table:table-cell table:style-name="TableCell50">
            <text:p text:style-name="P51">Lucas de Assis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1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 –Navegador Mozilla Firefox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Foi perdida a configuração de layout da página de escolha dos assentos.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Mozilla Firefox 38.0.1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>A perda do layout foi ocasionada pela não localização dos arquivos css e javascript das páginas.<text:s/></text:p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>Encontrada</text:p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>Lucas de Assis</text:p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>02/07/2015</text:p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>Não se aplica</text:p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>D01</text:p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Navegador Mozilla Firefo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3T02:40:00Z</dc:date>
    <meta:template xlink:href="Normal" xlink:type="simple"/>
    <meta:editing-cycles>11</meta:editing-cycles>
    <meta:editing-duration>PT1080S</meta:editing-duration>
    <meta:document-statistic meta:page-count="1" meta:paragraph-count="2" meta:word-count="197" meta:character-count="1264" meta:row-count="8" meta:non-whitespace-character-count="1069"/>
  </office:meta>
</office:document-meta>
</file>